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4330000019EBA11F1FA97994324.jpg" manifest:media-type="image/jpe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3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9" manifest:media-type=""/>
  <manifest:file-entry manifest:full-path="Object 7" manifest:media-type=""/>
  <manifest:file-entry manifest:full-path="Object 9" manifest:media-type="application/vnd.sun.star.oleobject"/>
  <manifest:file-entry manifest:full-path="styles.xml" manifest:media-type="text/xml"/>
  <manifest:file-entry manifest:full-path="Object 13" manifest:media-type=""/>
  <manifest:file-entry manifest:full-path="Thumbnails/thumbnail.png" manifest:media-type="image/png"/>
  <manifest:file-entry manifest:full-path="Object 10" manifest:media-type="application/vnd.sun.star.oleobjec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5.5444in" fo:margin-left="0.3951in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.7507in"/>
    </style:style>
    <style:style style:name="Table1.B" style:family="table-column">
      <style:table-column-properties style:column-width="0.3917in"/>
    </style:style>
    <style:style style:name="Table1.C" style:family="table-column">
      <style:table-column-properties style:column-width="0.6139in"/>
    </style:style>
    <style:style style:name="Table1.D" style:family="table-column">
      <style:table-column-properties style:column-width="1.2618in"/>
    </style:style>
    <style:style style:name="Table1.E" style:family="table-column">
      <style:table-column-properties style:column-width="0.5264in"/>
    </style:style>
    <style:style style:name="Table1.1" style:family="table-row">
      <style:table-row-properties style:min-row-height="0.4972in" fo:keep-together="auto"/>
    </style:style>
    <style:style style:name="Table1.A1" style:family="table-cell">
      <style:table-cell-properties style:vertical-align="middle" fo:background-color="#c7c7c7" fo:padding="0.0382in" fo:border="0.75pt solid #000000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middle" fo:background-color="#c7c7c7" fo:padding="0.0382in" fo:border-left="0.75pt solid #000000" fo:border-right="0.75pt solid #000000" fo:border-top="none" fo:border-bottom="0.75pt solid #000000" style:writing-mode="lr-tb">
        <style:background-image/>
      </style:table-cell-properties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D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A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A8" style:family="table-cell">
      <style:table-cell-properties style:vertical-align="middle" fo:padding="0.0382in" fo:border-left="0.75pt solid #000000" fo:border-right="none" fo:border-top="0.75pt solid #000000" fo:border-bottom="0.75pt solid #000000" style:writing-mode="lr-tb"/>
    </style:style>
    <style:style style:name="Table1.E8" style:family="table-cell">
      <style:table-cell-properties style:vertical-align="middle" fo:padding="0.0382in" fo:border="0.75pt solid #000000" style:writing-mode="lr-tb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0" style:family="table-row">
      <style:table-row-properties fo:keep-together="auto"/>
    </style:style>
    <style:style style:name="Table1.A10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E10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middle" fo:background-color="transparent" fo:padding="0.0382in" fo:border-left="0.75pt solid #000000" fo:border-right="none" fo:border-top="none" fo:border-bottom="0.75pt solid #000000" style:writing-mode="lr-tb">
        <style:background-image/>
      </style:table-cell-properties>
    </style:style>
    <style:style style:name="Table1.E11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A13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4" style:family="table-row">
      <style:table-row-properties fo:keep-together="auto"/>
    </style:style>
    <style:style style:name="Table1.A14" style:family="table-cell">
      <style:table-cell-properties style:vertical-align="middle" fo:padding="0.0382in" fo:border="0.75pt solid #000000" style:writing-mode="lr-tb"/>
    </style:style>
    <style:style style:name="Table1.C14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5" style:family="table-row">
      <style:table-row-properties fo:keep-together="auto"/>
    </style:style>
    <style:style style:name="Table1.A15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6" style:family="table-row">
      <style:table-row-properties fo:keep-together="auto"/>
    </style:style>
    <style:style style:name="Table1.A16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7" style:family="table-row">
      <style:table-row-properties fo:keep-together="auto"/>
    </style:style>
    <style:style style:name="Table1.A17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8" style:family="table-row">
      <style:table-row-properties style:min-row-height="2.4104in" fo:keep-together="auto"/>
    </style:style>
    <style:style style:name="Table1.A18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Table1.19" style:family="table-row">
      <style:table-row-properties style:min-row-height="0.7306in" fo:keep-together="auto"/>
    </style:style>
    <style:style style:name="Table1.A19" style:family="table-cell">
      <style:table-cell-properties style:vertical-align="middle" fo:padding="0.0382in" fo:border-left="0.75pt solid #000000" fo:border-right="none" fo:border-top="none" fo:border-bottom="0.75pt solid #000000" style:writing-mode="lr-tb"/>
    </style:style>
    <style:style style:name="Table1.B19" style:family="table-cell">
      <style:table-cell-properties style:vertical-align="middle" fo:padding="0.0382in" fo:border-left="0.75pt solid #000000" fo:border-right="0.75pt solid #000000" fo:border-top="none" fo:border-bottom="0.75pt solid #000000" style:writing-mode="lr-tb"/>
    </style:style>
    <style:style style:name="P1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2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P3" style:family="paragraph" style:parent-style-name="Text_20_body" style:master-page-name="Standard">
      <style:paragraph-properties style:page-number="auto" fo:break-before="auto" fo:break-after="auto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065703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line-height="150%" fo:text-align="justify" style:justify-single-word="false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65703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096683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5.6862in"/>
        </style:tab-stops>
      </style:paragraph-properties>
      <style:text-properties officeooo:paragraph-rsid="00065703"/>
    </style:style>
    <style:style style:name="P14" style:family="paragraph" style:parent-style-name="Standard">
      <style:paragraph-properties fo:line-height="150%" fo:text-align="center" style:justify-single-word="false"/>
      <style:text-properties officeooo:paragraph-rsid="000bde96"/>
    </style:style>
    <style:style style:name="P15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16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17" style:family="paragraph" style:parent-style-name="Standard">
      <style:paragraph-properties fo:text-align="start" style:justify-single-word="false"/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P19" style:family="paragraph" style:parent-style-name="Standard">
      <style:paragraph-properties fo:text-align="justify" style:justify-single-word="false"/>
      <style:text-properties officeooo:rsid="00065703" officeooo:paragraph-rsid="00065703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loext:graphic-properties draw:fill="none"/>
      <style:paragraph-properties fo:margin-left="0in" fo:margin-right="0in" fo:text-align="center" style:justify-single-word="false" fo:orphans="2" fo:widows="2" fo:text-indent="0in" style:auto-text-indent="false" fo:background-color="transparent" style:writing-mode="lr-tb"/>
      <style:text-properties officeooo:paragraph-rsid="00065703"/>
    </style:style>
    <style:style style:name="P22" style:family="paragraph" style:parent-style-name="Header">
      <style:paragraph-properties fo:text-align="start" style:justify-single-word="false"/>
    </style:style>
    <style:style style:name="P23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/>
    </style:style>
    <style:style style:name="T4" style:family="text">
      <style:text-properties fo:font-size="8pt" style:font-size-asian="8pt" style:font-name-complex="Tahoma" style:font-size-complex="8pt"/>
    </style:style>
    <style:style style:name="T5" style:family="text">
      <style:text-properties fo:font-size="8pt" style:font-size-asian="8pt" style:language-asian="ar" style:country-asian="SA" style:font-name-complex="Tahoma" style:font-size-complex="8pt"/>
    </style:style>
    <style:style style:name="T6" style:family="text">
      <style:text-properties fo:font-size="8pt" fo:font-style="italic" style:font-size-asian="8pt" style:font-style-asian="italic" style:font-name-complex="Tahoma" style:font-size-complex="8pt"/>
    </style:style>
    <style:style style:name="T7" style:family="text">
      <style:text-properties officeooo:rsid="00065703"/>
    </style:style>
    <style:style style:name="T8" style:family="text">
      <style:text-properties officeooo:rsid="0007dd9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 draw:visible-area-top="0in" draw:visible-area-width="0.1929in" draw:visible-area-height="0.1929in"/>
    </style:style>
    <style:style style:name="gr1" style:family="graphic">
      <style:graphic-properties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13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1"><text:span text:style-name="T1">ATA DE DEFESA DO TRABALHO DE CONCLUSÃO DE CURS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2" table:number-columns-spanned="5" office:value-type="string">
            <text:p text:style-name="P4"><text:span text:style-name="T1">Tecnologia em Análise e Desenvolvimento de Sistema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5" office:value-type="string">
            <text:p text:style-name="P7"><text:span text:style-name="T1">1 - Identificação do Aluno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4" table:number-columns-spanned="3" office:value-type="string">
            <text:p text:style-name="P7"><text:span text:style-name="T7">Aluno da Silva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7">Matrícula: <text:span text:style-name="T7">12456789</text:span></text:p>
          </table:table-cell>
          <table:covered-table-cell/>
        </table:table-row>
        <table:table-row table:style-name="Table1.17">
          <table:table-cell table:style-name="Table1.A3" table:number-columns-spanned="5" office:value-type="string">
            <text:p text:style-name="P5">2 – Título do Trabalho de Conclusão de Curso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6" table:number-columns-spanned="5" office:value-type="string">
            <text:p text:style-name="P19">Meu Título de TCC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5" office:value-type="string">
            <text:p text:style-name="P6">3 – Avaliação da Banca Examinadora <text:span text:style-name="T7">( Notas 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8" table:number-columns-spanned="4" office:value-type="string">
            <text:p text:style-name="P15">Orientador e Co-Orientador:</text:p>
          </table:table-cell>
          <table:covered-table-cell/>
          <table:covered-table-cell/>
          <table:covered-table-cell/>
          <table:table-cell table:style-name="Table1.E8" office:value-type="string">
            <text:p text:style-name="P10">9,0</text:p>
          </table:table-cell>
        </table:table-row>
        <table:table-row table:style-name="Table1.17">
          <table:table-cell table:style-name="Table1.A9" table:number-columns-spanned="4" office:value-type="string">
            <text:p text:style-name="P15">Avaliador 1</text:p>
          </table:table-cell>
          <table:covered-table-cell/>
          <table:covered-table-cell/>
          <table:covered-table-cell/>
          <table:table-cell table:style-name="Table1.E9" office:value-type="string">
            <text:p text:style-name="P10">9,0</text:p>
          </table:table-cell>
        </table:table-row>
        <table:table-row table:style-name="Table1.17">
          <table:table-cell table:style-name="Table1.A10" table:number-columns-spanned="4" office:value-type="string">
            <text:p text:style-name="P15">Avaliador 2</text:p>
          </table:table-cell>
          <table:covered-table-cell/>
          <table:covered-table-cell/>
          <table:covered-table-cell/>
          <table:table-cell table:style-name="Table1.E10" office:value-type="string">
            <text:p text:style-name="P10">9,0</text:p>
          </table:table-cell>
        </table:table-row>
        <table:table-row table:style-name="Table1.11">
          <table:table-cell table:style-name="Table1.A11" table:number-columns-spanned="4" office:value-type="string">
            <text:p text:style-name="P17">Média Final</text:p>
          </table:table-cell>
          <table:covered-table-cell/>
          <table:covered-table-cell/>
          <table:covered-table-cell/>
          <table:table-cell table:style-name="Table1.E11" office:value-type="string">
            <text:p text:style-name="P16">9,0</text:p>
          </table:table-cell>
        </table:table-row>
        <table:table-row table:style-name="Table1.17">
          <table:table-cell table:style-name="Table1.A3" table:number-columns-spanned="5" office:value-type="string">
            <text:p text:style-name="P5">4 - Resultado: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3" table:number-columns-spanned="5" office:value-type="string">
            <text:p text:style-name="P7">A Banca Examinadora, em <text:span text:style-name="T7">31 de dezembro de 2018</text:span>, após a <text:span text:style-name="T3">Defesa do Trabalho de Conclusão de Curso</text:span> e arguição, decidiu: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4" table:number-columns-spanned="2" office:value-type="string">
            <text:p text:style-name="P7"><draw:frame draw:style-name="fr2" draw:name="Object1" text:anchor-type="as-char" svg:width="0.1161in" svg:height="0.1161in" draw:z-index="3"><draw:object-ole xlink:href="./Object 9" xlink:type="simple" xlink:show="embed" xlink:actuate="onLoad"/><draw:image xlink:href="./ObjectReplacements/Object 9" xlink:type="simple" xlink:show="embed" xlink:actuate="onLoad"/><svg:desc>OLE-object</svg:desc></draw:frame><text:s/>Pela aprovação do TCC<text:span text:style-name="T3"> (correções).</text:span></text:p>
          </table:table-cell>
          <table:covered-table-cell/>
          <table:table-cell table:style-name="Table1.C14" table:number-columns-spanned="3" office:value-type="string">
            <text:p text:style-name="P7"><draw:frame draw:style-name="fr2" draw:name="Object5" text:anchor-type="as-char" svg:width="0.1161in" svg:height="0.1161in" draw:z-index="2"><draw:object-ole xlink:href="./Object 13" xlink:type="simple" xlink:show="embed" xlink:actuate="onLoad"/><draw:image xlink:href="./ObjectReplacements/Object 13" xlink:type="simple" xlink:show="embed" xlink:actuate="onLoad"/><svg:desc>OLE-object</svg:desc></draw:frame><text:s/>Pela reprovação do TCC</text:p>
          </table:table-cell>
          <table:covered-table-cell/>
          <table:covered-table-cell/>
        </table:table-row>
        <table:table-row table:style-name="Table1.17">
          <table:table-cell table:style-name="Table1.A15" table:number-columns-spanned="5" office:value-type="string">
            <text:p text:style-name="P7"><text:span text:style-name="T3">Preenchido pelo Orientador após a entrega da versão final do TCC: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6" table:number-columns-spanned="5" office:value-type="string">
            <text:p text:style-name="P8"><draw:g text:anchor-type="char" draw:z-index="0" draw:style-name="gr1"><draw:connector draw:style-name="gr2" draw:text-style-name="P24" draw:type="line" svg:x1="0.174in" svg:y1="0.002in" svg:x2="0.174in" svg:y2="0.002in" svg:d="M442 5z" svg:viewBox="0 0 2 2"><text:p/></draw:connector><draw:connector draw:style-name="gr2" draw:text-style-name="P24" draw:type="line" svg:x1="-0.0012in" svg:y1="0.0028in" svg:x2="-0.0012in" svg:y2="0.0028in" svg:d="M-4 7z" svg:viewBox="0 0 2 2"><text:p/></draw:connector></draw:g><draw:frame draw:style-name="fr2" draw:name="Object2" text:anchor-type="as-char" svg:width="0.1161in" svg:height="0.1161in" draw:z-index="4"><draw:object-ole xlink:href="./Object 10" xlink:type="simple" xlink:show="embed" xlink:actuate="onLoad"/><draw:image xlink:href="./ObjectReplacements/Object 10" xlink:type="simple" xlink:show="embed" xlink:actuate="onLoad"/><svg:desc>OLE-object</svg:desc></draw:frame><text:s/><text:span text:style-name="T8">C</text:span>orreções <text:span text:style-name="T8">efetuasdas</text:span> conforme requerido pela Banca Examinadora e o TCC foi <text:span text:style-name="T2">a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7" table:number-columns-spanned="5" office:value-type="string">
            <text:p text:style-name="P8"><draw:frame draw:style-name="fr2" draw:name="Object3" text:anchor-type="as-char" svg:width="0.1161in" svg:height="0.1161in" draw:z-index="5"><draw:object-ole xlink:href="./Object 11" xlink:type="simple" xlink:show="embed" xlink:actuate="onLoad"/><draw:image xlink:href="./ObjectReplacements/Object 11" xlink:type="simple" xlink:show="embed" xlink:actuate="onLoad"/><svg:desc>OLE-object</svg:desc></draw:frame><text:s/><text:span text:style-name="T8">C</text:span>orreções <text:span text:style-name="T8">não efetuadas</text:span> conforme requerido pela Banca Examinadora e o TCC foi <text:span text:style-name="T2">reprovado</text:span>.</text:p>
          </table:table-cell>
          <table:covered-table-cell/>
          <table:covered-table-cell/>
          <table:covered-table-cell/>
          <table:covered-table-cell/>
        </table:table-row>
        <table:table-row table:style-name="Table1.18">
          <table:table-cell table:style-name="Table1.A18" table:number-columns-spanned="5" office:value-type="string">
            <text:p text:style-name="P14">___________________________________________</text:p>
            <text:p text:style-name="P11">Prof. <text:span text:style-name="T7">Dr. </text:span><text:span text:style-name="T3">Orientador <text:s/>- </text:span>Orientador (a)</text:p>
            <text:p text:style-name="P11"/>
            <text:p text:style-name="P12">___________________________________________</text:p>
            <text:p text:style-name="P11">Prof<text:span text:style-name="T7">ª</text:span>. <text:span text:style-name="T7">Ma.</text:span> Avaliador <text:s/>- Avaliador 1</text:p>
            <text:p text:style-name="P11"/>
            <text:p text:style-name="P12">___________________________________________</text:p>
            <text:p text:style-name="P13">Prof. Esp. Avaliador - Avaliador 2</text:p>
          </table:table-cell>
          <table:covered-table-cell/>
          <table:covered-table-cell/>
          <table:covered-table-cell/>
          <table:covered-table-cell/>
        </table:table-row>
        <table:table-row table:style-name="Table1.19">
          <table:table-cell table:style-name="Table1.A19" office:value-type="string">
            <text:p text:style-name="P7">Autenticação pelo Coordenador de Área:</text:p>
            <text:p text:style-name="P7"/>
            <text:p text:style-name="P9"/>
            <text:p text:style-name="P7">___ / ___ / ___ <text:s text:c="4"/>___________________________</text:p>
            <text:p text:style-name="P7"><text:s text:c="8"/>Data <text:s text:c="20"/>Assinatura / Carimbo</text:p>
          </table:table-cell>
          <table:table-cell table:style-name="Table1.B19" table:number-columns-spanned="4" office:value-type="string">
            <text:p text:style-name="P7">Homologação pelo Professor da Disciplina de TCC:</text:p>
            <text:p text:style-name="P7"/>
            <text:p text:style-name="P9"/>
            <text:p text:style-name="P7">___ / ___ / ___ <text:s text:c="4"/>___________________________</text:p>
            <text:p text:style-name="P7"><text:s text:c="8"/>Data <text:s text:c="20"/>Assinatura / Carimbo</text:p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go" style:family="paragraph" style:parent-style-name="Standard">
      <style:paragraph-properties fo:margin-top="0in" fo:margin-bottom="0in" loext:contextual-spacing="false" fo:line-height="100%"/>
      <style:text-properties style:font-name="Arial Narrow" fo:font-family="'Arial Narrow'" style:font-family-generic="swiss" style:font-pitch="variable" fo:font-size="10pt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 Narrow" style:font-family-complex="'Arial Narrow'" style:font-family-generic-complex="swiss" style:font-pitch-complex="variable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-0.1252in" fo:text-align="start" style:justify-single-word="false" fo:orphans="2" fo:widows="2" fo:text-indent="0.4366in" style:auto-text-indent="false" style:page-number="auto" fo:background-color="transparent" style:writing-mode="lr-tb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logo">
      <style:paragraph-properties fo:margin-left="0.9835in" fo:margin-right="0in" fo:margin-top="0.0835in" fo:margin-bottom="0in" loext:contextual-spacing="false" fo:text-align="end" style:justify-single-word="false" fo:text-indent="0.4917in" style:auto-text-indent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4" style:family="paragraph" style:parent-style-name="logo">
      <style:paragraph-properties fo:text-align="end" style:justify-single-word="false"/>
      <style:text-properties style:font-name="Arial" fo:font-size="8pt" fo:font-weight="bold" officeooo:paragraph-rsid="00065703" style:font-size-asian="8pt" style:font-weight-asian="bold" style:font-name-complex="Arial" style:font-size-complex="8pt"/>
    </style:style>
    <style:style style:name="MP5" style:family="paragraph" style:parent-style-name="Standard">
      <style:paragraph-properties style:line-height-at-least="0.139in" fo:text-align="center" style:justify-single-word="false"/>
      <style:text-properties officeooo:paragraph-rsid="00065703"/>
    </style:style>
    <style:style style:name="MT1" style:family="text">
      <style:text-properties fo:font-size="8pt" style:font-size-asian="8pt" style:font-name-complex="Tahoma" style:font-size-complex="8pt"/>
    </style:style>
    <style:style style:name="MT2" style:family="text">
      <style:text-properties fo:font-size="8pt" fo:font-style="italic" style:font-size-asian="8pt" style:font-style-asian="italic" style:font-name-complex="Tahoma" style:font-size-complex="8pt"/>
    </style:style>
    <style:style style:name="MT3" style:family="text">
      <style:text-properties fo:font-size="8pt" style:font-size-asian="8pt" style:language-asian="ar" style:country-asian="SA" style:font-name-complex="Tahoma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padding="0.0008in" fo:border="none" style:mirror="none" fo:clip="rect(-0.0043in, -0.0043in, -0.0043in, -0.0043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0807in" fo:margin-left="0.9846in" fo:margin-right="1.352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37in" fo:margin-left="0.3516in" fo:margin-right="0in" fo:margin-bottom="0.1047in" style:dynamic-spacing="true"/>
      </style:header-style>
      <style:footer-style>
        <style:header-footer-properties fo:min-height="0.1165in" fo:margin-top="0.07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2"/>
        <text:p text:style-name="MP3"><draw:frame draw:style-name="Mfr1" draw:name="Image1" text:anchor-type="char" svg:x="0.0472in" svg:y="0.0528in" svg:width="1.4791in" svg:height="0.5555in" draw:z-index="1"><draw:image xlink:href="Pictures/10000000000004330000019EBA11F1FA97994324.jpg" xlink:type="simple" xlink:show="embed" xlink:actuate="onLoad" loext:mime-type="image/jpeg"/></draw:frame>MINISTÉRIO DA EDUCAÇÃO </text:p>
        <text:p text:style-name="MP4"><text:tab/><text:tab/><text:tab/>SECRETARIA DE EDUCAÇÃO PROFISSIONAL E TECNOLÓGICA </text:p>
        <text:p text:style-name="MP4"><text:tab/><text:tab/><text:tab/>INSTITUTO FEDERAL DE EDUCAÇÃO, CIÊNCIA E TECNOLOGIA DE GOIÁS </text:p>
        <text:p text:style-name="MP4"><text:tab/><text:tab/><text:tab/>CÂMPUS FORMOSA </text:p>
        <text:p text:style-name="MP4"/>
        <text:p text:style-name="MP2"/>
      </style:header>
      <style:footer>
        <text:p text:style-name="MP5"><text:span text:style-name="MT1">Instituto Federal de Goiás / Câmpus Formosa. Rua 64, esq. c/ Rua 11, s/nº, Expansão Parque Lago. CEP: 73813-816. Formosa – GO. </text:span></text:p>
        <text:p text:style-name="MP5"><text:span text:style-name="MT1">Fone: (61) 3642-9450 </text:span><text:span text:style-name="MT2">Site</text:span><text:span text:style-name="MT1">: </text:span><text:a xlink:type="simple" xlink:href="http://www.formosa.ifg.edu.br/" text:style-name="Internet_20_link" text:visited-style-name="Visited_20_Internet_20_Link"><text:span text:style-name="Internet_20_link"><text:span text:style-name="MT3">www.formosa.ifg.edu.br</text:span></text:span></text:a><text:span text:style-name="MT1"> </text:span></text:p>
        <text:p text:style-name="MP5"><text:span text:style-name="MT1"/></text:p>
        <text:p text:style-name="MP5"><text:span text:style-name="MT1"/></text:p>
        <text:p text:style-name="MP5"><text:span text:style-name="MT1"/></text:p>
        <text:p text:style-name="MP5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ATÓRIO DE DEFESA DE DISSERTAÇÃO</dc:title>
    <dc:subject/>
    <meta:keyword/>
    <dc:description/>
    <meta:initial-creator>BRAZIL</meta:initial-creator>
    <meta:creation-date>2004-09-27T09:23:00</meta:creation-date>
    <dc:date>2019-03-13T18:46:33.826267214</dc:date>
    <meta:print-date>2004-06-28T16:31:00</meta:print-date>
    <meta:editing-cycles>14</meta:editing-cycles>
    <meta:editing-duration>PT1H8M55S</meta:editing-duration>
    <meta:generator>LibreOffice/6.1.5.2$Linux_X86_64 LibreOffice_project/10$Build-2</meta:generator>
    <meta:document-statistic meta:table-count="1" meta:image-count="1" meta:object-count="4" meta:page-count="1" meta:paragraph-count="41" meta:word-count="227" meta:character-count="1618" meta:non-whitespace-character-count="1344"/>
  </office:meta>
</office:document-meta>
</file>